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🧪 1. À QUOI SERT LE TEST LOGICIEL (idées clés)</text:h>
      <text:h text:style-name="Heading_20_3" text:outline-level="3">🎯 Pourquoi tester ?</text:h>
      <text:list text:style-name="L1">
        <text:list-item>
          <text:p text:style-name="P4">Les logiciels sont <text:span text:style-name="Strong_20_Emphasis">de plus en plus complexes</text:span></text:p>
        </text:list-item>
        <text:list-item>
          <text:p text:style-name="P4">Les bugs coûtent <text:span text:style-name="Strong_20_Emphasis">très cher</text:span> (ex : Ariane 5)</text:p>
        </text:list-item>
        <text:list-item>
          <text:p text:style-name="P4">Jusqu’à <text:span text:style-name="Strong_20_Emphasis">60% du coût d’un logiciel</text:span> = test</text:p>
        </text:list-item>
        <text:list-item>
          <text:p text:style-name="P4">Tester tôt = <text:span text:style-name="Strong_20_Emphasis">économies énormes</text:span></text:p>
        </text:list-item>
      </text:list>
      <text:p text:style-name="Text_20_body">👉 <text:span text:style-name="Strong_20_Emphasis">Tester = améliorer la qualité</text:span></text:p>
      <text:p text:style-name="Horizontal_20_Line"/>
      <text:h text:style-name="Heading_20_2" text:outline-level="2">✅ 2. VALIDATION vs VÉRIFICATION (à savoir par cœur)</text:h>
      <text:list text:style-name="L2">
        <text:list-item>
          <text:p text:style-name="P5"><text:span text:style-name="Strong_20_Emphasis">Validation</text:span> :<text:line-break/>👉 <text:span text:style-name="Emphasis">Est-ce que le logiciel fait ce que l’utilisateur attend ?</text:span></text:p>
        </text:list-item>
        <text:list-item>
          <text:p text:style-name="P5"><text:span text:style-name="Strong_20_Emphasis">Vérification</text:span> :<text:line-break/>👉 <text:span text:style-name="Emphasis">Est-ce que ce qui a été produit est correct par rapport aux specs ?</text:span></text:p>
        </text:list-item>
      </text:list>
      <text:h text:style-name="Heading_20_3" text:outline-level="3">Méthodes de V&amp;V :</text:h>
      <text:list text:style-name="L3">
        <text:list-item>
          <text:p text:style-name="P6"><text:span text:style-name="Strong_20_Emphasis">Test statique</text:span> : sans exécuter le code (revue, inspection)</text:p>
        </text:list-item>
        <text:list-item>
          <text:p text:style-name="P6"><text:span text:style-name="Strong_20_Emphasis">Test dynamique</text:span> : exécution du code</text:p>
        </text:list-item>
        <text:list-item>
          <text:p text:style-name="P6">Vérification symbolique / formelle (plus théorique)</text:p>
        </text:list-item>
      </text:list>
      <text:p text:style-name="Horizontal_20_Line"/>
      <text:h text:style-name="Heading_20_2" text:outline-level="2">🧠 3. DÉFINITION DU TEST (très important)</text:h>
      <text:p text:style-name="Text_20_body">💬 Définitions à retenir :</text:p>
      <text:list text:style-name="L4">
        <text:list-item>
          <text:p text:style-name="P7"><text:span text:style-name="Strong_20_Emphasis">IEEE</text:span> : comparer résultats attendus / obtenus</text:p>
        </text:list-item>
        <text:list-item>
          <text:p text:style-name="P7"><text:span text:style-name="Strong_20_Emphasis">Myers</text:span> : <text:span text:style-name="Emphasis">tester = chercher des erreurs</text:span></text:p>
        </text:list-item>
        <text:list-item>
          <text:p text:style-name="P7"><text:span text:style-name="Strong_20_Emphasis">Dijkstra</text:span> :<text:line-break/>⚠️ <text:span text:style-name="Emphasis">Un test montre la présence d’erreurs, jamais leur absence</text:span></text:p>
        </text:list-item>
      </text:list>
      <text:p text:style-name="Text_20_body">👉 Un logiciel testé ≠ logiciel sans bugs</text:p>
      <text:p text:style-name="Horizontal_20_Line"/>
      <text:h text:style-name="Heading_20_2" text:outline-level="2">🧱 4. TEST STATIQUE vs TEST DYNAMIQUE</text:h>
      <text:h text:style-name="Heading_20_3" text:outline-level="3">🔹 Test statique</text:h>
      <text:list text:style-name="L5">
        <text:list-item>
          <text:p text:style-name="P8">Sans exécution</text:p>
        </text:list-item>
        <text:list-item>
          <text:p text:style-name="P8">Exemples : inspection, revue de code</text:p>
        </text:list-item>
        <text:list-item>
          <text:p text:style-name="P8"><text:soft-page-break/>✅ Peu coûteux, très efficace</text:p>
        </text:list-item>
        <text:list-item>
          <text:p text:style-name="P8">❌ Ne valide pas le comportement à l’exécution</text:p>
        </text:list-item>
      </text:list>
      <text:h text:style-name="Heading_20_3" text:outline-level="3">🔹 Test dynamique</text:h>
      <text:list text:style-name="L6">
        <text:list-item>
          <text:p text:style-name="P9">Exécution du programme</text:p>
        </text:list-item>
        <text:list-item>
          <text:p text:style-name="P9">Peut représenter <text:span text:style-name="Strong_20_Emphasis">60% de l’effort de dev</text:span></text:p>
        </text:list-item>
      </text:list>
      <text:p text:style-name="Horizontal_20_Line"/>
      <text:h text:style-name="Heading_20_2" text:outline-level="2">🧩 5. TEST DYNAMIQUE : NIVEAUX</text:h>
      <text:p text:style-name="Text_20_body">À connaître dans l’ordre :</text:p>
      <text:list text:style-name="L7">
        <text:list-item>
          <text:p text:style-name="P10"><text:span text:style-name="Strong_20_Emphasis">Test unitaire</text:span> (composant)</text:p>
        </text:list-item>
        <text:list-item>
          <text:p text:style-name="P10"><text:span text:style-name="Strong_20_Emphasis">Test d’intégration</text:span></text:p>
        </text:list-item>
        <text:list-item>
          <text:p text:style-name="P10"><text:span text:style-name="Strong_20_Emphasis">Test système</text:span></text:p>
        </text:list-item>
        <text:list-item>
          <text:p text:style-name="P10"><text:span text:style-name="Strong_20_Emphasis">Test d’acceptation</text:span> (recette)</text:p>
        </text:list-item>
      </text:list>
      <text:p text:style-name="Horizontal_20_Line"/>
      <text:h text:style-name="Heading_20_2" text:outline-level="2">🧠 6. TEST STRUCTUREL vs FONCTIONNEL</text:h>
      <text:h text:style-name="Heading_20_2" text:outline-level="2">🔸 Test structurel (boîte blanche / boîte de verre)</text:h>
      <text:p text:style-name="Text_20_body">👉 <text:span text:style-name="Strong_20_Emphasis">On regarde l’intérieur du programme</text:span>.</text:p>
      <text:h text:style-name="Heading_20_3" text:outline-level="3">📌 Principe</text:h>
      <text:list text:style-name="L22">
        <text:list-item>
          <text:p text:style-name="P25">Le test est construit <text:span text:style-name="Strong_20_Emphasis">à partir du code source</text:span></text:p>
        </text:list-item>
        <text:list-item>
          <text:p text:style-name="P25">Le testeur <text:span text:style-name="Strong_20_Emphasis">connaît le code</text:span></text:p>
        </text:list-item>
        <text:list-item>
          <text:p text:style-name="P25">On analyse <text:span text:style-name="Strong_20_Emphasis">comment le programme est écrit</text:span></text:p>
        </text:list-item>
      </text:list>
      <text:h text:style-name="Heading_20_3" text:outline-level="3">🧩 Sur quoi on s’appuie ?</text:h>
      <text:list text:style-name="L23">
        <text:list-item>
          <text:p text:style-name="P26">Le <text:span text:style-name="Strong_20_Emphasis">graphe de contrôle</text:span></text:p>
          <text:list>
            <text:list-item>
              <text:p text:style-name="P26">blocs d’instructions</text:p>
            </text:list-item>
            <text:list-item>
              <text:p text:style-name="P26">conditions (<text:span text:style-name="Source_20_Text">if</text:span>, <text:span text:style-name="Source_20_Text">while</text:span>, etc.)</text:p>
            </text:list-item>
            <text:list-item>
              <text:p text:style-name="P26">boucles</text:p>
            </text:list-item>
          </text:list>
        </text:list-item>
        <text:list-item>
          <text:p text:style-name="P26">Les <text:span text:style-name="Strong_20_Emphasis">chemins d’exécution possibles</text:span></text:p>
        </text:list-item>
      </text:list>
      <text:h text:style-name="Heading_20_3" text:outline-level="3">🎯 Objectif</text:h>
      <text:list text:style-name="L24">
        <text:list-item>
          <text:p text:style-name="P27">Vérifier que :</text:p>
          <text:list>
            <text:list-item>
              <text:p text:style-name="P27">toutes les <text:span text:style-name="Strong_20_Emphasis">instructions</text:span> sont exécutées</text:p>
            </text:list-item>
            <text:list-item>
              <text:p text:style-name="P27"><text:soft-page-break/>toutes les <text:span text:style-name="Strong_20_Emphasis">branches</text:span> (<text:span text:style-name="Source_20_Text">vrai / faux</text:span>) sont testées</text:p>
            </text:list-item>
            <text:list-item>
              <text:p text:style-name="P27">toutes les <text:span text:style-name="Strong_20_Emphasis">boucles</text:span> sont correctement parcourues</text:p>
            </text:list-item>
          </text:list>
        </text:list-item>
        <text:list-item>
          <text:p text:style-name="P27">Mesurer la <text:span text:style-name="Strong_20_Emphasis">couverture du code</text:span><text:line-break/>(TER1, TER2, chemins, etc.)</text:p>
        </text:list-item>
      </text:list>
      <text:p text:style-name="Text_20_body"/>
      <text:h text:style-name="Heading_20_2" text:outline-level="2">Test fonctionnel (boîte noire)</text:h>
      <text:p text:style-name="Text_20_body">👉 <text:span text:style-name="Strong_20_Emphasis">On ne regarde PAS le code</text:span>.</text:p>
      <text:h text:style-name="Heading_20_3" text:outline-level="3">📌 Principe</text:h>
      <text:list text:style-name="L25">
        <text:list-item>
          <text:p text:style-name="P28">Le test est construit <text:span text:style-name="Strong_20_Emphasis">à partir des spécifications</text:span></text:p>
        </text:list-item>
        <text:list-item>
          <text:p text:style-name="P28">Le testeur <text:span text:style-name="Strong_20_Emphasis">ne connaît pas le code</text:span></text:p>
        </text:list-item>
        <text:list-item>
          <text:p text:style-name="P28">On considère le programme comme une <text:span text:style-name="Strong_20_Emphasis">boîte noire</text:span></text:p>
        </text:list-item>
      </text:list>
      <text:h text:style-name="Heading_20_3" text:outline-level="3">🧾 Sur quoi on s’appuie ?</text:h>
      <text:list text:style-name="L26">
        <text:list-item>
          <text:p text:style-name="P29">Cahier des charges</text:p>
        </text:list-item>
        <text:list-item>
          <text:p text:style-name="P29">Spécifications fonctionnelles</text:p>
        </text:list-item>
        <text:list-item>
          <text:p text:style-name="P29">Description des entrées / sorties</text:p>
        </text:list-item>
      </text:list>
      <text:h text:style-name="Heading_20_3" text:outline-level="3">🎯 Objectif</text:h>
      <text:list text:style-name="L27">
        <text:list-item>
          <text:p text:style-name="P30">Vérifier que :</text:p>
          <text:list>
            <text:list-item>
              <text:p text:style-name="P30">le programme donne les <text:span text:style-name="Strong_20_Emphasis">bons résultats</text:span></text:p>
            </text:list-item>
            <text:list-item>
              <text:p text:style-name="P30">pour des <text:span text:style-name="Strong_20_Emphasis">entrées valides et invalides</text:span></text:p>
            </text:list-item>
          </text:list>
        </text:list-item>
        <text:list-item>
          <text:p text:style-name="P30">Valider le <text:span text:style-name="Strong_20_Emphasis">comportement attendu</text:span></text:p>
        </text:list-item>
      </text:list>
      <text:p text:style-name="Text_20_body"/>
      <text:p text:style-name="Horizontal_20_Line"/>
      <text:h text:style-name="Heading_20_2" text:outline-level="2">🔺 7. GRAPHE DE CONTRÔLE (TRÈS IMPORTANT)</text:h>
      <text:list text:style-name="L10">
        <text:list-item>
          <text:p text:style-name="P13">Représente le flot d’exécution</text:p>
        </text:list-item>
        <text:list-item>
          <text:p text:style-name="P13"><text:span text:style-name="Strong_20_Emphasis">Nœuds</text:span> = blocs d’instructions</text:p>
        </text:list-item>
        <text:list-item>
          <text:p text:style-name="P13"><text:span text:style-name="Strong_20_Emphasis">Arcs</text:span> = transitions possibles</text:p>
        </text:list-item>
        <text:list-item>
          <text:p text:style-name="P13">1 entrée / 1 sortie</text:p>
        </text:list-item>
      </text:list>
      <text:p text:style-name="Text_20_body">👉 Sert à définir les <text:span text:style-name="Strong_20_Emphasis">chemins de test</text:span></text:p>
      <text:p text:style-name="Horizontal_20_Line"/>
      <text:h text:style-name="Heading_20_2" text:outline-level="2"><text:soft-page-break/>🛣️ 8. CHEMINS DE CONTRÔLE</text:h>
      <text:list text:style-name="L11">
        <text:list-item>
          <text:p text:style-name="P14">Un <text:span text:style-name="Strong_20_Emphasis">chemin</text:span> = suite de nœuds possibles</text:p>
        </text:list-item>
        <text:list-item>
          <text:p text:style-name="P14">Tous les chemins ne sont <text:span text:style-name="Strong_20_Emphasis">pas valides</text:span></text:p>
        </text:list-item>
        <text:list-item>
          <text:p text:style-name="P14">Avec des boucles → <text:span text:style-name="Strong_20_Emphasis">infinité de chemins</text:span></text:p>
        </text:list-item>
      </text:list>
      <text:h text:style-name="Heading_20_3" text:outline-level="3">Expression des chemins :</text:h>
      <text:list text:style-name="L12">
        <text:list-item>
          <text:p text:style-name="P15">Séquence : <text:span text:style-name="Source_20_Text">ab</text:span></text:p>
        </text:list-item>
        <text:list-item>
          <text:p text:style-name="P15">Condition : <text:span text:style-name="Source_20_Text">a(b + c)d</text:span></text:p>
        </text:list-item>
        <text:list-item>
          <text:p text:style-name="P15">Boucle : <text:span text:style-name="Source_20_Text">ab(cb)*d</text:span></text:p>
        </text:list-item>
      </text:list>
      <text:p text:style-name="Horizontal_20_Line"/>
      <text:h text:style-name="Heading_20_2" text:outline-level="2">📊 9. CRITÈRES DE COUVERTURE (ULTRA IMPORTANT)</text:h>
      <text:h text:style-name="Heading_20_3" text:outline-level="3">🔹 Couverture tous-les-nœuds (TER1)</text:h>
      <text:list text:style-name="L13">
        <text:list-item>
          <text:p text:style-name="P16">Toutes les instructions exécutées</text:p>
        </text:list-item>
        <text:list-item>
          <text:p text:style-name="P16">❌ Peut rater des bugs</text:p>
        </text:list-item>
      </text:list>
      <text:h text:style-name="Heading_20_3" text:outline-level="3">🔹 Couverture tous-les-arcs (TER2)</text:h>
      <text:list text:style-name="L14">
        <text:list-item>
          <text:p text:style-name="P17">Chaque décision vraie <text:span text:style-name="Strong_20_Emphasis">et</text:span> fausse</text:p>
        </text:list-item>
        <text:list-item>
          <text:p text:style-name="P17">TER2 ⇒ TER1</text:p>
        </text:list-item>
        <text:list-item>
          <text:p text:style-name="P17">❌ Peut rater des bugs de boucle</text:p>
        </text:list-item>
      </text:list>
      <text:h text:style-name="Heading_20_3" text:outline-level="3">🔹 Couverture des boucles</text:h>
      <text:list text:style-name="L15">
        <text:list-item>
          <text:p text:style-name="P18"><text:span text:style-name="Strong_20_Emphasis">Chemin limite</text:span> : boucle 0 fois</text:p>
        </text:list-item>
        <text:list-item>
          <text:p text:style-name="P18"><text:span text:style-name="Strong_20_Emphasis">Chemin intérieur</text:span> : boucle 1 fois</text:p>
        </text:list-item>
      </text:list>
      <text:h text:style-name="Heading_20_3" text:outline-level="3">🔹 Couverture tous-les-i-chemins</text:h>
      <text:list text:style-name="L16">
        <text:list-item>
          <text:p text:style-name="P19">Boucle exécutée de 0 à i fois</text:p>
        </text:list-item>
        <text:list-item>
          <text:p text:style-name="P19">Garantit TER1 + TER2</text:p>
        </text:list-item>
      </text:list>
      <text:h text:style-name="Heading_20_3" text:outline-level="3">🔹 Chemins indépendants</text:h>
      <text:list text:style-name="L17">
        <text:list-item>
          <text:p text:style-name="P20">Basé sur la <text:span text:style-name="Strong_20_Emphasis">complexité de McCabe</text:span></text:p>
        </text:list-item>
        <text:list-item>
          <text:p text:style-name="P20">Nombre = conditions + 1</text:p>
        </text:list-item>
        <text:list-item>
          <text:p text:style-name="P20">Très utilisé en pratique</text:p>
        </text:list-item>
      </text:list>
      <text:h text:style-name="Heading_20_3" text:outline-level="3"><text:soft-page-break/>🔹 Tous-les-chemins</text:h>
      <text:list text:style-name="L18">
        <text:list-item>
          <text:p text:style-name="P21">Théoriquement parfait</text:p>
        </text:list-item>
        <text:list-item>
          <text:p text:style-name="P21">❌ Impossible en pratique</text:p>
        </text:list-item>
      </text:list>
      <text:p text:style-name="Text_20_body">📌 <text:span text:style-name="Strong_20_Emphasis">Hiérarchie (du + faible au + fort)</text:span> :</text:p>
      <text:p text:style-name="P1"><text:span text:style-name="Source_20_Text">tous-les-nœuds</text:span></text:p>
      <text:p text:style-name="P2"><text:span text:style-name="Source_20_Text">tous-les-arcs</text:span></text:p>
      <text:p text:style-name="P2"><text:span text:style-name="Source_20_Text">tous-les-chemins-indépendants</text:span></text:p>
      <text:p text:style-name="P2"><text:span text:style-name="Source_20_Text">tous-les-i-chemins</text:span></text:p>
      <text:p text:style-name="P3"><text:span text:style-name="Source_20_Text">tous-les-chemins</text:span></text:p>
      <text:p text:style-name="Horizontal_20_Line"/>
      <text:h text:style-name="Heading_20_2" text:outline-level="2">🔁 10. TEST BASÉ SUR LE FLOT DE DONNÉES</text:h>
      <text:h text:style-name="Heading_20_3" text:outline-level="3">Définitions :</text:h>
      <text:list text:style-name="L19">
        <text:list-item>
          <text:p text:style-name="P22"><text:span text:style-name="Strong_20_Emphasis">Définition (def)</text:span> : valeur modifiée</text:p>
        </text:list-item>
        <text:list-item>
          <text:p text:style-name="P22"><text:span text:style-name="Strong_20_Emphasis">Utilisation (use)</text:span> : valeur lue</text:p>
          <text:list>
            <text:list-item>
              <text:p text:style-name="P22"><text:span text:style-name="Strong_20_Emphasis">p-use</text:span> : dans une condition</text:p>
            </text:list-item>
            <text:list-item>
              <text:p text:style-name="P22"><text:span text:style-name="Strong_20_Emphasis">c-use</text:span> : dans un calcul</text:p>
            </text:list-item>
          </text:list>
        </text:list-item>
      </text:list>
      <text:p text:style-name="Horizontal_20_Line"/>
      <text:h text:style-name="Heading_20_2" text:outline-level="2">📈 11. CRITÈRES FLOT DE DONNÉES</text:h>
      <text:p text:style-name="Text_20_body">À connaître :</text:p>
      <text:list text:style-name="L20">
        <text:list-item>
          <text:p text:style-name="P23"><text:span text:style-name="Strong_20_Emphasis">Toutes-les-définitions</text:span></text:p>
        </text:list-item>
        <text:list-item>
          <text:p text:style-name="P23"><text:span text:style-name="Strong_20_Emphasis">Toutes-les-utilisations</text:span></text:p>
        </text:list-item>
        <text:list-item>
          <text:p text:style-name="P23"><text:span text:style-name="Strong_20_Emphasis">Tous-les-DU-chemins</text:span> (le plus fort)</text:p>
        </text:list-item>
      </text:list>
      <text:p text:style-name="Text_20_body">📌 <text:span text:style-name="Strong_20_Emphasis">Hiérarchie</text:span> :</text:p>
      <text:p text:style-name="P1"><text:span text:style-name="Source_20_Text">toutes-les-définitions</text:span></text:p>
      <text:p text:style-name="P2"><text:span text:style-name="Source_20_Text">toutes-les-utilisations</text:span></text:p>
      <text:p text:style-name="P3"><text:span text:style-name="Source_20_Text">tous-les-DU-chemins</text:span></text:p>
      <text:p text:style-name="Horizontal_20_Line"/>
      <text:h text:style-name="Heading_20_2" text:outline-level="2">⚖️ 12. COUVERTURE DES CONDITIONS / DÉCISIONS</text:h>
      <text:p text:style-name="Text_20_body">Pour une décision <text:span text:style-name="Source_20_Text">(A ∨ B)</text:span> :</text:p>
      <text:list text:style-name="L21">
        <text:list-item>
          <text:p text:style-name="P24">Couverture des décisions</text:p>
        </text:list-item>
        <text:list-item>
          <text:p text:style-name="P24">Couverture décisions/conditions</text:p>
        </text:list-item>
        <text:list-item>
          <text:p text:style-name="P24">Full Predicate Coverage</text:p>
        </text:list-item>
        <text:list-item>
          <text:p text:style-name="P24">Multiple Condition Coverage (la plus forte)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7T11:46:20.551000000</meta:creation-date>
    <dc:date>2026-01-27T11:52:54.416000000</dc:date>
    <meta:editing-duration>PT6M36S</meta:editing-duration>
    <meta:editing-cycles>1</meta:editing-cycles>
    <meta:document-statistic meta:table-count="0" meta:image-count="0" meta:object-count="0" meta:page-count="6" meta:paragraph-count="131" meta:word-count="738" meta:character-count="4007" meta:non-whitespace-character-count="3480"/>
    <meta:generator>LibreOffice/7.6.2.1$Windows_X86_64 LibreOffice_project/56f7684011345957bbf33a7ee678afaf4d2ba333</meta:generator>
  </office:meta>
</office:document-meta>
</file>